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1" svg:font-family="'Open Sans'" style:font-family-generic="roman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Open Sans1" fo:font-size="10pt" fo:language="en" fo:country="US" style:font-size-asian="10pt" style:language-asian="en" style:country-asian="US" style:font-size-complex="10pt" style:language-complex="ar" style:country-complex="SA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ing model:</text:span></text:p>
      <text:p text:style-name="P1"><text:span text:style-name="T1">Address:string</text:span></text:p>
      <text:p text:style-name="P1"><text:span text:style-name="T1">Street Number:string</text:span></text:p>
      <text:p text:style-name="P1"><text:span text:style-name="T1">hideStreetNumber:bool</text:span></text:p>
      <text:p text:style-name="P1"><text:span text:style-name="T1">Unit Number (condo)</text:span></text:p>
      <text:p text:style-name="P1"><text:span text:style-name="T1">hideUnitNumber:bool</text:span></text:p>
      <text:p text:style-name="P1"><text:span text:style-name="T1">Postal Code:string</text:span></text:p>
      <text:p text:style-name="P1"><text:span text:style-name="T1"><text:s/>Neighbourhood:string</text:span></text:p>
      <text:p text:style-name="P1"><text:span text:style-name="T1">Lot Frontage</text:span></text:p>
      <text:p text:style-name="P1"><text:span text:style-name="T1">Lot Depth</text:span></text:p>
      <text:p text:style-name="P1"><text:span text:style-name="T1"><text:s/>Square Feet</text:span></text:p>
      <text:p text:style-name="P1"><text:span text:style-name="T1">Bedrooms</text:span></text:p>
      <text:p text:style-name="P1"><text:span text:style-name="T1">Bathrooms</text:span></text:p>
      <text:p text:style-name="P1"><text:span text:style-name="T1">Price</text:span></text:p>
      <text:p text:style-name="P1"><text:span text:style-name="T1">SoldPrice</text:span></text:p>
      <text:p text:style-name="P1"><text:span text:style-name="T1">SoldStatus (Seller/Buyer/Both/Leased)</text:span></text:p>
      <text:p text:style-name="P1"><text:span text:style-name="T1">Sold:bool</text:span></text:p>
      <text:p text:style-name="P1"><text:span text:style-name="T1">Maintenance Fee (condo)</text:span></text:p>
      <text:p text:style-name="P1"><text:span text:style-name="T1">floor_plan</text:span></text:p>
      <text:p text:style-name="P1"><text:span text:style-name="T1">feature_sheet</text:span></text:p>
      <text:p text:style-name="P1"><text:span text:style-name="T1">virtual_tour</text:span></text:p>
      <text:p text:style-name="P1"><text:span text:style-name="T1">map</text:span></text:p>
      <text:p text:style-name="P1"><text:span text:style-name="T1">realtor_url</text:span></text:p>
      <text:p text:style-name="P1"><text:span text:style-name="T1">facebook_url</text:span></text:p>
      <text:p text:style-name="P1"><text:span text:style-name="T1">description</text:span></text:p>
      <text:p text:style-name="P1"><text:span text:style-name="T1">inclusions</text:span></text:p>
      <text:p text:style-name="P1"><text:span text:style-name="T1">eclusion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 Sans1" svg:font-family="'Open Sans'" style:font-family-generic="roman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4:14:44</meta:creation-date>
    <dc:date>2013-08-01T17:37:15</dc:date>
    <meta:editing-duration>PT1H9M41S</meta:editing-duration>
    <meta:editing-cycles>1</meta:editing-cycles>
    <meta:document-statistic meta:table-count="0" meta:image-count="0" meta:object-count="0" meta:page-count="1" meta:paragraph-count="27" meta:word-count="38" meta:character-count="370" meta:non-whitespace-character-count="357"/>
    <meta:generator>LibreOffice/4.0.2.2$Linux_x86 LibreOffice_project/400m0$Build-2</meta:generator>
  </office:meta>
</office:document-meta>
</file>